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4d0a59"/>
    </style:style>
    <style:style style:name="T7" style:family="text">
      <style:text-properties officeooo:rsid="004e6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7">3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08:32:09.590606673</dc:date>
    <meta:editing-duration>PT40M15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39" meta:non-whitespace-character-count="539"/>
  </office:meta>
</office:document-meta>
</file>